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1b780"/>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Preformatted_20_Text" style:list-style-name="L2"/>
    <style:style style:name="P7" style:family="paragraph" style:parent-style-name="Preformatted_20_Text" style:list-style-name="L2">
      <style:paragraph-properties fo:margin-top="0in" fo:margin-bottom="0.1965in" style:contextual-spacing="false"/>
    </style:style>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Standard">
      <style:text-properties fo:font-weight="bold" officeooo:rsid="0001b780" officeooo:paragraph-rsid="0001b780" style:font-weight-asian="bold" style:font-weight-complex="bold"/>
    </style:style>
    <style:style style:name="P11" style:family="paragraph" style:parent-style-name="Heading_20_3">
      <style:text-properties fo:font-weight="bold" officeooo:rsid="0001b780" officeooo:paragraph-rsid="0001b780" style:font-weight-asian="bold" style:font-weight-complex="bold"/>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text-properties fo:font-weight="bold" officeooo:rsid="0001b780" officeooo:paragraph-rsid="0001b780" style:font-weight-asian="bold" style:font-weight-complex="bold"/>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T1" style:family="text">
      <style:text-properties fo:font-weight="bold" officeooo:rsid="0001b780"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1">1.</text:span>You encountered a database connection issue during the Gradle build of your Spring Boot project. The test <text:span text:style-name="Source_20_Text">SpringOneApplicationTests &gt; contextLoads()</text:span> failed with a <text:span text:style-name="Source_20_Text">CannotGetJdbcConnectionException</text:span>, caused by a <text:span text:style-name="Source_20_Text">java.sql.SQLSyntaxErrorException</text:span>, indicating a misconfigured database connection. To resolve this, you verified and corrected the database configuration in <text:span text:style-name="Source_20_Text">application.properties</text:span>, ensured the database server was running, validated the schema, and checked the use of an embedded database for tests if applicable. After ensuring all configurations and dependencies were correct, the issue was resolved, allowing the build and tests to proceed successfully.</text:p>
      <text:p text:style-name="P1"><text:span text:style-name="T1"><text:line-break/>2.</text:span><text:span text:style-name="Strong_20_Emphasis">Challenge Faced:</text:span> You encountered an error stating "Cannot resolve symbol 'persistence' Cannot resolve symbol 'Entity'" while working on your <text:span text:style-name="Source_20_Text">User</text:span> entity class. This issue occurred because the necessary JPA (Java Persistence API) dependencies were missing in your project.</text:p>
      <text:p text:style-name="Text_20_body"><text:span text:style-name="Strong_20_Emphasis">Solution:</text:span> You resolved the issue by adding the required JPA dependencies to your project:</text:p>
      <text:list text:style-name="L1">
        <text:list-item>
          <text:p text:style-name="P2">For Maven, you added dependencies for <text:span text:style-name="Source_20_Text">javax.persistence-api</text:span>, <text:span text:style-name="Source_20_Text">hibernate-core</text:span>, and <text:span text:style-name="Source_20_Text">spring-boot-starter-data-jpa</text:span>.</text:p>
        </text:list-item>
        <text:list-item>
          <text:p text:style-name="P3">For Gradle, you added equivalent dependencies for <text:span text:style-name="Source_20_Text">javax.persistence-api</text:span>, <text:span text:style-name="Source_20_Text">hibernate-core</text:span>, and <text:span text:style-name="Source_20_Text">spring-boot-starter-data-jpa</text:span>.</text:p>
        </text:list-item>
      </text:list>
      <text:p text:style-name="Text_20_body">After adding the dependencies, you rebuilt the project, which resolved the error, allowing your project to recognize JPA annotations like <text:span text:style-name="Source_20_Text">@Entity</text:span>.</text:p>
      <text:p text:style-name="P1"><text:span text:style-name="T1">3.</text:span>Summary of Challenges and Solutions:</text:p>
      <text:list text:style-name="L2">
        <text:list-item>
          <text:p text:style-name="P4"><text:span text:style-name="Strong_20_Emphasis">Issue with MySQL Connector Configuration</text:span>:</text:p>
          <text:list>
            <text:list-item>
              <text:p text:style-name="P5"><text:span text:style-name="Strong_20_Emphasis">Challenge</text:span>: The MySQL Connector version was incompatible with Spring Boot 3.4.1, causing issues when starting the application. </text:p>
            </text:list-item>
            <text:list-item>
              <text:p text:style-name="P5"><text:span text:style-name="Strong_20_Emphasis">Solution</text:span>: After investigating the issue, I recommended upgrading the MySQL connector to a compatible version (<text:span text:style-name="Source_20_Text">8.0.26</text:span>), ensuring that Spring Boot could communicate correctly with the MySQL database. </text:p>
            </text:list-item>
          </text:list>
        </text:list-item>
        <text:list-item>
          <text:p text:style-name="P4"><text:span text:style-name="Strong_20_Emphasis">Server Port Binding Error</text:span>:</text:p>
          <text:list>
            <text:list-item>
              <text:p text:style-name="P5"><text:span text:style-name="Strong_20_Emphasis">Challenge</text:span>: The application failed to start due to an incorrect configuration in <text:span text:style-name="Source_20_Text">application.properties</text:span>. Specifically, the value for <text:span text:style-name="Source_20_Text">server.port</text:span> was malformed with a comment within the same line. </text:p>
            </text:list-item>
            <text:list-item>
              <text:p text:style-name="P4"><text:span text:style-name="Strong_20_Emphasis">Solution</text:span>: I advised fixing the <text:span text:style-name="Source_20_Text">application.properties</text:span> file by moving the comment to a separate line to ensure that the <text:span text:style-name="Source_20_Text">server.port</text:span> value was properly interpreted by Spring Boot: </text:p>
              <text:p text:style-name="P6"><text:span text:style-name="Source_20_Text">server.port=8080</text:span></text:p>
              <text:p text:style-name="P7"><text:span text:style-name="Source_20_Text"># Set the server port (default: 8080)</text:span></text:p>
            </text:list-item>
          </text:list>
        </text:list-item>
        <text:list-item>
          <text:p text:style-name="P4"><text:span text:style-name="Strong_20_Emphasis">Gradle Command Not Recognized</text:span>:</text:p>
          <text:list>
            <text:list-item>
              <text:p text:style-name="P5"><text:span text:style-name="Strong_20_Emphasis">Challenge</text:span>: The command <text:span text:style-name="Source_20_Text">gradlew</text:span> was not recognized in PowerShell due to the command execution policy in Windows. </text:p>
            </text:list-item>
            <text:list-item>
              <text:p text:style-name="P5"><text:span text:style-name="Strong_20_Emphasis">Solution</text:span>: I suggested using <text:span text:style-name="Source_20_Text">.\gradlew</text:span> instead of <text:span text:style-name="Source_20_Text">gradlew</text:span> to run the Gradle commands from PowerShell, as Windows PowerShell does not execute commands from the current location by default. </text:p>
            </text:list-item>
          </text:list>
        </text:list-item>
        <text:list-item>
          <text:p text:style-name="P4"><text:soft-page-break/><text:span text:style-name="Strong_20_Emphasis">Application Failing to Start</text:span>:</text:p>
          <text:list>
            <text:list-item>
              <text:p text:style-name="P5"><text:span text:style-name="Strong_20_Emphasis">Challenge</text:span>: After addressing the previous issues, the application still failed to start, showing an error related to the Java process exiting with a non-zero status. </text:p>
            </text:list-item>
            <text:list-item>
              <text:p text:style-name="P4"><text:span text:style-name="Strong_20_Emphasis">Solution</text:span>: I recommended running the application with <text:span text:style-name="Source_20_Text">--stacktrace</text:span> to gather more detailed logs, which would provide insights into the exact cause of the issue and help in troubleshooting further. </text:p>
            </text:list-item>
          </text:list>
        </text:list-item>
      </text:list>
      <text:h text:style-name="Heading_20_3" text:outline-level="3">Overall Resolution Process:</text:h>
      <text:list text:style-name="L3">
        <text:list-item>
          <text:p text:style-name="P8">Upgraded the MySQL connector. </text:p>
        </text:list-item>
        <text:list-item>
          <text:p text:style-name="P8">Corrected the configuration issue in <text:span text:style-name="Source_20_Text">application.properties</text:span>. </text:p>
        </text:list-item>
        <text:list-item>
          <text:p text:style-name="P8">Addressed the issue of unrecognized commands in PowerShell by using <text:span text:style-name="Source_20_Text">.\gradlew</text:span>. </text:p>
        </text:list-item>
        <text:list-item>
          <text:p text:style-name="P9">Recommended running the application with additional logging to capture detailed error information and debug the startup issue. </text:p>
        </text:list-item>
      </text:list>
      <text:p text:style-name="Text_20_body">This process should help in resolving the current challenges you're facing with your Spring Boot application.</text:p>
      <text:p text:style-name="P10">4</text:p>
      <text:h text:style-name="P11" text:outline-level="3"><text:span text:style-name="Strong_20_Emphasis">Challenge Faced:</text:span></text:h>
      <text:list text:style-name="L4">
        <text:list-item>
          <text:p text:style-name="P12"><text:span text:style-name="Strong_20_Emphasis">Connecting the Frontend to the Backend:</text:span> You needed to send and retrieve data from the backend, specifically for the vehicle entry and exit forms. For the exit form, you had to make a GET request using the token to fetch the parking details.</text:p>
        </text:list-item>
        <text:list-item>
          <text:p text:style-name="P12"><text:span text:style-name="Strong_20_Emphasis">Handling Missing or Invalid Data:</text:span> In the backend, if no vehicle is found with the provided token, it was crucial to handle this scenario gracefully. Returning appropriate status codes and responses from the backend was necessary to prevent errors on the frontend.</text:p>
        </text:list-item>
        <text:list-item>
          <text:p text:style-name="P12"><text:span text:style-name="Strong_20_Emphasis">Fee Calculation Logic:</text:span> You needed to calculate the parking fee based on the entry time and duration. This required converting the entry time into a proper date format and calculating the hours to compute the fee.</text:p>
        </text:list-item>
        <text:list-item>
          <text:p text:style-name="P12"><text:span text:style-name="Strong_20_Emphasis">Error Handling in API Requests:</text:span> It was important to handle success and error responses from the backend properly, ensuring users get meaningful feedback, such as a clear error message if the token is invalid or if no parking details are found.</text:p>
        </text:list-item>
      </text:list>
      <text:p text:style-name="Horizontal_20_Line"/>
      <text:h text:style-name="Heading_20_3" text:outline-level="3"><text:span text:style-name="Strong_20_Emphasis">How You Solved It:</text:span></text:h>
      <text:list text:style-name="L5">
        <text:list-item>
          <text:p text:style-name="P13"><text:span text:style-name="Strong_20_Emphasis">Connecting the Frontend to the Backend:</text:span> You used Axios in the <text:span text:style-name="Source_20_Text">ExitForm</text:span> component to send a GET request to the backend using the vehicle token. This was done by creating an API endpoint on the backend to fetch parking details.</text:p>
        </text:list-item>
        <text:list-item>
          <text:p text:style-name="P13"><text:span text:style-name="Strong_20_Emphasis">Handling Missing or Invalid Data:</text:span> On the backend, you modified the <text:span text:style-name="Source_20_Text">getParkingDetails</text:span> method to check whether the vehicle exists for the provided token. If the vehicle is not found, you logged a message and returned a <text:span text:style-name="Source_20_Text">null</text:span> response to handle this case. In the controller, you returned a <text:span text:style-name="Source_20_Text">404 Not Found</text:span> status if the token did not match any parking details.</text:p>
        </text:list-item>
        <text:list-item>
          <text:p text:style-name="P13"><text:soft-page-break/><text:span text:style-name="Strong_20_Emphasis">Fee Calculation Logic:</text:span> You implemented a function to calculate the parking fee based on the entry time. You used JavaScript's <text:span text:style-name="Source_20_Text">Date</text:span> object to calculate the difference between the current time and the entry time, then multiplied by ₹20 per hour to compute the fee.</text:p>
        </text:list-item>
        <text:list-item>
          <text:p text:style-name="P13"><text:span text:style-name="Strong_20_Emphasis">Error Handling in API Requests:</text:span> You improved error handling on the frontend by checking if the response from the backend contains the expected data. If the token was invalid or the parking details were not found, you displayed an appropriate error message to the user.</text:p>
        </text:list-item>
      </text:list>
      <text:p text:style-name="Horizontal_20_Line"/>
      <text:h text:style-name="Heading_20_3" text:outline-level="3"><text:span text:style-name="Strong_20_Emphasis">Outcome:</text:span></text:h>
      <text:list text:style-name="L6">
        <text:list-item>
          <text:p text:style-name="P14">You successfully integrated the frontend with the backend by sending and receiving data using Axios. </text:p>
        </text:list-item>
        <text:list-item>
          <text:p text:style-name="P14">You ensured that both the backend and frontend gracefully handled errors and edge cases, providing clear feedback to the user. </text:p>
        </text:list-item>
        <text:list-item>
          <text:p text:style-name="P15">The parking fee calculation logic was implemented correctly, taking into account the duration of parking based on the entry and exit times. </text:p>
        </text:list-item>
      </text:list>
      <text:p text:style-name="Text_20_body">This approach allows users to seamlessly enter and exit the parking system, with the backend properly processing their requests and providing the relevant information.</text:p>
      <text:p text:style-name="P10">5</text:p>
      <text:h text:style-name="P11" text:outline-level="3">Challenge:</text:h>
      <text:p text:style-name="Text_20_body">You faced an issue while starting your frontend project with Vite. The error message indicated a problem loading the PostCSS plugin due to a file lock on <text:span text:style-name="Source_20_Text">base64-vlq.js</text:span> in the <text:span text:style-name="Source_20_Text">node_modules</text:span> folder, specifically under <text:span text:style-name="Source_20_Text">source-map-js</text:span>.</text:p>
      <text:h text:style-name="Heading_20_3" text:outline-level="3">Solution:</text:h>
      <text:list text:style-name="L7">
        <text:list-item>
          <text:p text:style-name="P16"><text:span text:style-name="Strong_20_Emphasis">Closed Applications</text:span>: You ensured that no other applications, including text editors and antivirus software, were locking the file. </text:p>
        </text:list-item>
        <text:list-item>
          <text:p text:style-name="P16"><text:span text:style-name="Strong_20_Emphasis">Restarted the System</text:span>: A restart helped release any file locks that were stuck. </text:p>
        </text:list-item>
        <text:list-item>
          <text:p text:style-name="P16"><text:span text:style-name="Strong_20_Emphasis">Reinstalled Dependencies</text:span>: You deleted the <text:span text:style-name="Source_20_Text">node_modules</text:span> folder and <text:span text:style-name="Source_20_Text">package-lock.json</text:span> file, and then ran <text:span text:style-name="Source_20_Text">npm install</text:span> to reinstall the project dependencies. </text:p>
        </text:list-item>
        <text:list-item>
          <text:p text:style-name="P16"><text:span text:style-name="Strong_20_Emphasis">Checked for Open File Handles</text:span>: In case the issue persisted, you could have used the Sysinternals <text:span text:style-name="Source_20_Text">Handle</text:span> tool on Windows to identify which process was locking the file. </text:p>
        </text:list-item>
        <text:list-item>
          <text:p text:style-name="P16"><text:span text:style-name="Strong_20_Emphasis">Verified PostCSS Config</text:span>: You ensured the PostCSS configuration wasn't causing the issue. </text:p>
        </text:list-item>
        <text:list-item>
          <text:p text:style-name="P17"><text:span text:style-name="Strong_20_Emphasis">Ran Vite with Admin Privileges</text:span>: You tried running the terminal as an administrator to bypass potential permission issues. </text:p>
        </text:list-item>
      </text:list>
      <text:p text:style-name="Text_20_body">After applying these solutions, you should have resolved the file lock issue and were able to run your frontend project successfully.</text:p>
      <text:p text:style-name="P10"/>
      <text:p text:style-name="P10"/>
      <text:p text:style-name="P10"/>
      <text:p text:style-name="P10"/>
      <text:p text:style-name="P10"/>
      <text:p text:style-name="P10"><text:soft-page-break/>6</text:p>
      <text:h text:style-name="P11" text:outline-level="3">Challenge Summary:</text:h>
      <text:list text:style-name="L8">
        <text:list-item>
          <text:p text:style-name="P18"><text:span text:style-name="Strong_20_Emphasis">Port Binding Issue</text:span>:</text:p>
          <text:list>
            <text:list-item>
              <text:p text:style-name="P19">Initially, when trying to test your Spring Boot application, Postman was showing a <text:span text:style-name="Source_20_Text">connect ECONNREFUSED 127.0.0.1:8082</text:span> error, indicating that the application could not connect to port <text:span text:style-name="Source_20_Text">8082</text:span>. </text:p>
            </text:list-item>
          </text:list>
        </text:list-item>
        <text:list-item>
          <text:p text:style-name="P18"><text:span text:style-name="Strong_20_Emphasis">Solution to Port Binding</text:span>:</text:p>
          <text:list>
            <text:list-item>
              <text:p text:style-name="P19">You verified that no other application was using port <text:span text:style-name="Source_20_Text">8082</text:span> using the <text:span text:style-name="Source_20_Text">netstat</text:span> command, but the Spring Boot application still couldn't bind to the port. </text:p>
            </text:list-item>
            <text:list-item>
              <text:p text:style-name="P19">You changed the port to <text:span text:style-name="Source_20_Text">8083</text:span> in the <text:span text:style-name="Source_20_Text">application.properties</text:span> file, and restarted the application. </text:p>
            </text:list-item>
            <text:list-item>
              <text:p text:style-name="P19">After restarting, the application started successfully on port <text:span text:style-name="Source_20_Text">8083</text:span>, as confirmed by the logs. </text:p>
            </text:list-item>
          </text:list>
        </text:list-item>
        <text:list-item>
          <text:p text:style-name="P18"><text:span text:style-name="Strong_20_Emphasis">Internal Server Error (</text:span><text:span text:style-name="Strong_20_Emphasis"><text:span text:style-name="Source_20_Text">500</text:span></text:span><text:span text:style-name="Strong_20_Emphasis"> Error)</text:span>:</text:p>
          <text:list>
            <text:list-item>
              <text:p text:style-name="P19">After successfully changing the port and sending a POST request via Postman, you received a <text:span text:style-name="Source_20_Text">500 Internal Server Error</text:span> indicating that something went wrong on the server side when processing the request. </text:p>
            </text:list-item>
          </text:list>
        </text:list-item>
        <text:list-item>
          <text:p text:style-name="P18"><text:span text:style-name="Strong_20_Emphasis">Solution to Internal Server Error</text:span>:</text:p>
          <text:list>
            <text:list-item>
              <text:p text:style-name="P19">To troubleshoot the error, you checked the Spring Boot logs for any stack traces or error messages. </text:p>
            </text:list-item>
            <text:list-item>
              <text:p text:style-name="P19">You verified the controller, service layer, and database configuration to ensure there were no issues with handling the request or saving data. </text:p>
            </text:list-item>
            <text:list-item>
              <text:p text:style-name="P18">You made sure that your <text:span text:style-name="Source_20_Text">Parking</text:span> entity was correctly mapped to the database and that the database connection was working properly. </text:p>
            </text:list-item>
          </text:list>
        </text:list-item>
      </text:list>
      <text:h text:style-name="Heading_20_3" text:outline-level="3">Key Solutions:</text:h>
      <text:list text:style-name="L9">
        <text:list-item>
          <text:p text:style-name="P20"><text:span text:style-name="Strong_20_Emphasis">Changing Port</text:span>: You successfully changed the server port from <text:span text:style-name="Source_20_Text">8082</text:span> to <text:span text:style-name="Source_20_Text">8083</text:span> and ensured the application started correctly. </text:p>
        </text:list-item>
        <text:list-item>
          <text:p text:style-name="P21"><text:span text:style-name="Strong_20_Emphasis">Identifying and Fixing Errors</text:span>: You plan to look into the logs and further debug the <text:span text:style-name="Source_20_Text">500 Internal Server Error</text:span> by checking the controller, service, and entity configurations. </text:p>
        </text:list-item>
      </text:list>
      <text:p text:style-name="Text_20_body">If the <text:span text:style-name="Source_20_Text">500 Internal Server Error</text:span> persists, you can look deeper into specific exception messages in the logs to pinpoint the exact problem (e.g., database constraints, entity mapping issues, etc.).</text:p>
      <text:p text:style-name="P10"/>
      <text:p text:style-name="P10"/>
      <text:p text:style-name="P10"/>
      <text:p text:style-name="P10"/>
      <text:p text:style-name="P10"/>
      <text:p text:style-name="P10"/>
      <text:p text:style-name="P10"/>
      <text:p text:style-name="P10"/>
      <text:p text:style-name="P10"><text:soft-page-break/>7</text:p>
      <text:p text:style-name="P22">Here's a summary of the challenges you faced and how you solved them:</text:p>
      <text:h text:style-name="Heading_20_3" text:outline-level="3">Challenges:</text:h>
      <text:list text:style-name="L10">
        <text:list-item>
          <text:p text:style-name="P23"><text:span text:style-name="Strong_20_Emphasis">Frontend-Backend Integration Issues</text:span>:</text:p>
          <text:list>
            <text:list-item>
              <text:p text:style-name="P24">You encountered errors when trying to create a parking entry or fetch parking details via the API, receiving a <text:span text:style-name="Source_20_Text">500 Internal Server Error</text:span> or other HTTP errors. </text:p>
            </text:list-item>
          </text:list>
        </text:list-item>
        <text:list-item>
          <text:p text:style-name="P23"><text:span text:style-name="Strong_20_Emphasis">Incorrect Request Body Mapping</text:span>:</text:p>
          <text:list>
            <text:list-item>
              <text:p text:style-name="P24">The frontend was not properly sending the data, especially with mismatched field names (<text:span text:style-name="Source_20_Text">name</text:span> vs. <text:span text:style-name="Source_20_Text">ownerName</text:span>), causing issues in the backend API. </text:p>
            </text:list-item>
          </text:list>
        </text:list-item>
        <text:list-item>
          <text:p text:style-name="P23"><text:span text:style-name="Strong_20_Emphasis">Token Generation and Handling</text:span>:</text:p>
          <text:list>
            <text:list-item>
              <text:p text:style-name="P24">The token generation logic in the backend was working, but there were issues handling the token correctly on the frontend. </text:p>
            </text:list-item>
          </text:list>
        </text:list-item>
        <text:list-item>
          <text:p text:style-name="P23"><text:span text:style-name="Strong_20_Emphasis">API Endpoint Issues</text:span>:</text:p>
          <text:list>
            <text:list-item>
              <text:p text:style-name="P24">Errors in communication between frontend and backend, particularly with POST requests like <text:span text:style-name="Source_20_Text">POST /parking</text:span>, leading to failure in generating the parking token. </text:p>
            </text:list-item>
          </text:list>
        </text:list-item>
        <text:list-item>
          <text:p text:style-name="P23"><text:span text:style-name="Strong_20_Emphasis">Error Handling and Debugging</text:span>:</text:p>
          <text:list>
            <text:list-item>
              <text:p text:style-name="P23">You faced challenges in debugging both the frontend and backend, including not catching detailed error messages from the backend. </text:p>
            </text:list-item>
          </text:list>
        </text:list-item>
      </text:list>
      <text:h text:style-name="Heading_20_3" text:outline-level="3">How You Solved Them:</text:h>
      <text:list text:style-name="L11">
        <text:list-item>
          <text:p text:style-name="P25"><text:span text:style-name="Strong_20_Emphasis">Fixed API Communication</text:span>:</text:p>
          <text:list>
            <text:list-item>
              <text:p text:style-name="P26">You tested the endpoints using Postman to ensure the backend is correctly responding to requests. </text:p>
            </text:list-item>
            <text:list-item>
              <text:p text:style-name="P26">You confirmed that the POST and GET endpoints in the backend were functional, including adding detailed logging for debugging. </text:p>
            </text:list-item>
          </text:list>
        </text:list-item>
        <text:list-item>
          <text:p text:style-name="P25"><text:span text:style-name="Strong_20_Emphasis">Corrected Data Mapping</text:span>:</text:p>
          <text:list>
            <text:list-item>
              <text:p text:style-name="P26">You aligned the data structure between the frontend and backend by ensuring that <text:span text:style-name="Source_20_Text">ownerName</text:span> and <text:span text:style-name="Source_20_Text">vehicleRegistrationNumber</text:span> were properly mapped in the request body. </text:p>
            </text:list-item>
          </text:list>
        </text:list-item>
        <text:list-item>
          <text:p text:style-name="P25"><text:span text:style-name="Strong_20_Emphasis">Token Handling Improvement</text:span>:</text:p>
          <text:list>
            <text:list-item>
              <text:p text:style-name="P26">On the frontend, you ensured that the token received from the backend was correctly processed and displayed in the UI. </text:p>
            </text:list-item>
            <text:list-item>
              <text:p text:style-name="P26">You handled token clearing and regeneration efficiently when needed. </text:p>
            </text:list-item>
          </text:list>
        </text:list-item>
        <text:list-item>
          <text:p text:style-name="P25"><text:span text:style-name="Strong_20_Emphasis">Backend Error Logging</text:span>:</text:p>
          <text:list>
            <text:list-item>
              <text:p text:style-name="P26">Added detailed logging on the backend (using <text:span text:style-name="Source_20_Text">logger.error()</text:span>) to catch and log errors during the API requests, allowing for better debugging. </text:p>
            </text:list-item>
          </text:list>
        </text:list-item>
        <text:list-item>
          <text:p text:style-name="P25"><text:span text:style-name="Strong_20_Emphasis">Enhanced Error Handling</text:span>:</text:p>
          <text:list>
            <text:list-item>
              <text:p text:style-name="P25">Improved error handling on both frontend and backend, showing user-friendly error messages in case of issues with token generation or API calls. </text:p>
            </text:list-item>
          </text:list>
        </text:list-item>
      </text:list>
      <text:p text:style-name="Text_20_body"><text:soft-page-break/>By solving these challenges, you successfully integrated the frontend and backend, implemented the correct API communication, and ensured error-free operation of the parking system.</text:p>
      <text:p text:style-name="P1"><text:span text:style-name="T1">8<text:line-break/></text:span>Summary:</text:p>
      <text:p text:style-name="Text_20_body"><text:span text:style-name="Strong_20_Emphasis">Challenge Faced:</text:span></text:p>
      <text:list text:style-name="L12">
        <text:list-item>
          <text:p text:style-name="P27">You faced an issue where the backend server for your Vehicle Parking Token System was running but not responding to your <text:span text:style-name="Source_20_Text">POST</text:span> request to <text:span text:style-name="Source_20_Text">http://localhost:8083/parking</text:span>. </text:p>
        </text:list-item>
        <text:list-item>
          <text:p text:style-name="P28">The error response you received was a <text:span text:style-name="Strong_20_Emphasis">Whitelabel Error Page</text:span> with a <text:span text:style-name="Strong_20_Emphasis">404 Not Found</text:span> status, indicating the backend server was running but didn't have a defined route for <text:span text:style-name="Source_20_Text">/</text:span> or <text:span text:style-name="Source_20_Text">/parking</text:span>. </text:p>
        </text:list-item>
      </text:list>
      <text:p text:style-name="Text_20_body"><text:span text:style-name="Strong_20_Emphasis">Solution:</text:span></text:p>
      <text:list text:style-name="L13">
        <text:list-item>
          <text:p text:style-name="P29"><text:span text:style-name="Strong_20_Emphasis">Backend Server Verification:</text:span></text:p>
          <text:list>
            <text:list-item>
              <text:p text:style-name="P30">You confirmed the Spring Boot backend server was running by checking the logs and ensuring that it started successfully on port <text:span text:style-name="Source_20_Text">8083</text:span>. </text:p>
            </text:list-item>
            <text:list-item>
              <text:p text:style-name="P30">You tried accessing the root URL (<text:span text:style-name="Source_20_Text">http://localhost:8083/</text:span>) in your browser and received a <text:span text:style-name="Source_20_Text">404 Not Found</text:span>, which meant the backend was responding. </text:p>
            </text:list-item>
          </text:list>
        </text:list-item>
        <text:list-item>
          <text:p text:style-name="P29"><text:span text:style-name="Strong_20_Emphasis">Verify Endpoint Mapping:</text:span></text:p>
          <text:list>
            <text:list-item>
              <text:p text:style-name="P30">Upon checking, you found that the <text:span text:style-name="Source_20_Text">/parking</text:span> endpoint was not defined in the backend code. To resolve this, you defined a controller in your Spring Boot backend with a <text:span text:style-name="Source_20_Text">@PostMapping("/parking")</text:span> to handle the <text:span text:style-name="Source_20_Text">POST</text:span> request to <text:span text:style-name="Source_20_Text">/parking</text:span>. </text:p>
            </text:list-item>
          </text:list>
        </text:list-item>
        <text:list-item>
          <text:p text:style-name="P29"><text:span text:style-name="Strong_20_Emphasis">Testing the Endpoint:</text:span></text:p>
          <text:list>
            <text:list-item>
              <text:p text:style-name="P30">You tested the <text:span text:style-name="Source_20_Text">/parking</text:span> endpoint using Postman, sending a <text:span text:style-name="Source_20_Text">POST</text:span> request with JSON data, which allowed you to confirm that the endpoint was now working as expected. </text:p>
            </text:list-item>
          </text:list>
        </text:list-item>
        <text:list-item>
          <text:p text:style-name="P29"><text:span text:style-name="Strong_20_Emphasis">Optional: Custom Root Mapping:</text:span></text:p>
          <text:list>
            <text:list-item>
              <text:p text:style-name="P29">As an optional step, you mapped the root <text:span text:style-name="Source_20_Text">/</text:span> URL to return a welcome message to prevent the <text:span text:style-name="Source_20_Text">Whitelabel Error Page</text:span> from appearing when accessing <text:span text:style-name="Source_20_Text">http://localhost:8083/</text:span> directly. </text:p>
            </text:list-item>
          </text:list>
        </text:list-item>
      </text:list>
      <text:p text:style-name="Text_20_body">After these adjustments, the backend server started responding to requests correctly, and the issue was resolved.</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A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6T11:41:36.252000000</meta:creation-date>
    <dc:date>2025-01-16T12:20:44.485000000</dc:date>
    <meta:editing-duration>PT27M13S</meta:editing-duration>
    <meta:editing-cycles>1</meta:editing-cycles>
    <meta:document-statistic meta:table-count="0" meta:image-count="0" meta:object-count="0" meta:page-count="6" meta:paragraph-count="114" meta:word-count="1968" meta:character-count="12627" meta:non-whitespace-character-count="10807"/>
    <meta:generator>LibreOffice/24.8.4.2$Windows_X86_64 LibreOffice_project/bb3cfa12c7b1bf994ecc5649a80400d06cd71002</meta:generator>
  </office:meta>
</office:document-meta>
</file>